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72"/>Name - Kunal Markam <text:s/></text:p>
      <text:p text:style-name="P2"><text:s text:c="57"/>Rollno - 80155<text:s/></text:p>
      <text:p text:style-name="P3"><text:s text:c="55"/>Group – KD4 <text:s text:c="6"/></text:p>
      <text:p text:style-name="P4">Assignment No:-1</text:p>
      <text:p text:style-name="P5"/>
      <text:p text:style-name="P6"/>
      <text:p text:style-name="P7">1)man:-</text:p>
      <text:p text:style-name="P8"/>
      <text:p text:style-name="P9">Command:- man cal(Command to get help about commands).</text:p>
      <text:p text:style-name="Standard"><text:span text:style-name="T10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)uname:-</text:p>
      <text:p text:style-name="P14"/>
      <text:p text:style-name="P15">command:-uname(Print System information).</text:p>
      <text:p text:style-name="Standard"><text:span text:style-name="T16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>3)pwd:-</text:p>
      <text:p text:style-name="P23"/>
      <text:p text:style-name="P24">command:-pwd(Print current directory).</text:p>
      <text:p text:style-name="P25"/>
      <text:p text:style-name="Standard"><text:span text:style-name="T26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>4)hostname:-</text:p>
      <text:p text:style-name="P32"/>
      <text:p text:style-name="P33">command:-hostname(Print IP address and hostname of the machine)</text:p>
      <text:p text:style-name="P34"/>
      <text:p text:style-name="Standard"><text:span text:style-name="T35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>5)date:-</text:p>
      <text:p text:style-name="P40"/>
      <text:p text:style-name="P41">command:-date(Find today’s date)</text:p>
      <text:p text:style-name="P42"/>
      <text:p text:style-name="Standard"><text:span text:style-name="T43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>6)cal:-</text:p>
      <text:p text:style-name="P49"/>
      <text:p text:style-name="P50">command:-cal(Print calendar for current year)</text:p>
      <text:p text:style-name="P51"/>
      <text:p text:style-name="Standard"><text:span text:style-name="T52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7)ls, dir:-</text:p>
      <text:p text:style-name="P62"/>
      <text:p text:style-name="P63">commnad:-ls,dir(See directory structure)</text:p>
      <text:p text:style-name="P64"/>
      <text:p text:style-name="Standard"><text:span text:style-name="T65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6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7"/>
      <text:p text:style-name="P68"/>
      <text:p text:style-name="P69">8)cat:-</text:p>
      <text:p text:style-name="P70"/>
      <text:p text:style-name="P71">command:-cat&gt;Test.txt(create file)</text:p>
      <text:p text:style-name="Standard"><text:span text:style-name="T72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>9)cat &gt;&gt;:-</text:p>
      <text:p text:style-name="P79"/>
      <text:p text:style-name="P80">command:- cat&gt;&gt;Test.txt(Append some text into existing file)</text:p>
      <text:p text:style-name="P81"/>
      <text:p text:style-name="Standard"><text:span text:style-name="T82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3"/>
      <text:p text:style-name="P84">10)cp:-</text:p>
      <text:p text:style-name="P85"/>
      <text:p text:style-name="P86">command:-(Copy a file, Copy a directory)</text:p>
      <text:p text:style-name="P87"/>
      <text:p text:style-name="P88">Copy a file:-</text:p>
      <text:p text:style-name="P89"/>
      <text:p text:style-name="Standard"><text:span text:style-name="T90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/>
      <text:p text:style-name="P93">Copy a directory:-</text:p>
      <text:p text:style-name="P94"/>
      <text:p text:style-name="Standard"><text:span text:style-name="T95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6"/>
      <text:p text:style-name="P97">11)mv:-</text:p>
      <text:p text:style-name="P98"/>
      <text:p text:style-name="P99">command:- mv Test.txt new.txt--&gt;for rename</text:p>
      <text:p text:style-name="P100"><text:tab/><text:tab/><text:s text:c="3"/>mv new.txt OSC(Move the files)</text:p>
      <text:p text:style-name="P101"/>
      <text:p text:style-name="Standard"><text:span text:style-name="T102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12)mv(Rename a file):-</text:p>
      <text:p text:style-name="Standard"><text:span text:style-name="T109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10"/>
      <text:p text:style-name="P111"/>
      <text:p text:style-name="P112">13)tac, rev(Print the file in reverse order, Reverse each line in the file):-</text:p>
      <text:p text:style-name="P113"/>
      <text:p text:style-name="P114">tac:-</text:p>
      <text:p text:style-name="P115"/>
      <text:p text:style-name="Standard"><text:span text:style-name="T116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7">rev:-</text:p>
      <text:p text:style-name="P118"/>
      <text:p text:style-name="Standard"><text:span text:style-name="T119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20"/>
      <text:p text:style-name="P121"/>
      <text:p text:style-name="P122">14)mkdir:-(Create directory)</text:p>
      <text:p text:style-name="P123"/>
      <text:p text:style-name="Standard"><text:span text:style-name="T124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5"/>
      <text:p text:style-name="P126"/>
      <text:p text:style-name="P127">15)wc:-(Count the words, characters and lines in a file)</text:p>
      <text:p text:style-name="P128"/>
      <text:p text:style-name="Standard"><text:span text:style-name="T129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30"/>
      <text:p text:style-name="P131">16)cd(Change current directory):-</text:p>
      <text:p text:style-name="P132"/>
      <text:p text:style-name="Standard"><text:span text:style-name="T133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soft-page-break/>
      <text:p text:style-name="P138">17)rm(Remove a file, remove a directory ( with -R )):-</text:p>
      <text:p text:style-name="P139"/>
      <text:p text:style-name="P140"/>
      <text:p text:style-name="Standard"><text:span text:style-name="T141"><draw:frame draw:z-index="251663360" draw:style-name="a19" draw:name="Image30" text:anchor-type="paragraph" svg:x="0in" svg:y="0in" svg:width="10.13268in" svg:height="2.4228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142"><draw:frame draw:z-index="251671552" draw:style-name="a20" draw:name="Image31" text:anchor-type="paragraph" svg:x="0in" svg:y="0in" svg:width="10.11811in" svg:height="1.89173in" style:rel-width="scale" style:rel-height="scale"><draw:image xlink:href="media/image21.png" xlink:type="simple" xlink:show="embed" xlink:actuate="onLoad"/><svg:title/><svg:desc/></draw:frame></text:span></text:p>
      <text:p text:style-name="P143"/>
      <text:p text:style-name="P144">18)rmdir(remove empty directory):-</text:p>
      <text:p text:style-name="P145"/>
      <text:p text:style-name="Standard"><text:span text:style-name="T146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19)touch(change the modification time , Create Multiple empty files at once):-</text:p>
      <text:p text:style-name="P155"/>
      <text:p text:style-name="Standard"><text:span text:style-name="T156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>20)sort(Sort file.):-</text:p>
      <text:p text:style-name="Standard"><text:span text:style-name="T162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21)uniq(Avoid repetition in a file.):-</text:p>
      <text:p text:style-name="P183"/>
      <text:p text:style-name="Standard"><text:span text:style-name="T184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22)head(Print the specified number of lines from top in the file.):-</text:p>
      <text:p text:style-name="P197"/>
      <text:p text:style-name="Standard"><text:span text:style-name="T198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23)tail(Print the specified number of lines from bottom in the file.):-</text:p>
      <text:p text:style-name="P221"/>
      <text:soft-page-break/>
      <text:p text:style-name="Standard"><text:span text:style-name="T222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24)factor(Find the factors of a number):-</text:p>
      <text:p text:style-name="P241"/>
      <text:p text:style-name="Standard"><text:span text:style-name="T242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3"/>
      <text:p text:style-name="P244"/>
      <text:p text:style-name="P245"/>
      <text:p text:style-name="P246"/>
      <text:p text:style-name="P247">25)alias(Create command shortcut):-</text:p>
      <text:p text:style-name="Standard"><text:span text:style-name="T248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26)unalias(remove the command shortcut):-</text:p>
      <text:soft-page-break/>
      <text:p text:style-name="Standard"><text:span text:style-name="T276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27)echo(Print environment variables individually):-</text:p>
      <text:p text:style-name="P297"/>
      <text:p text:style-name="Standard"><text:span text:style-name="T298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>28)ps(Print current processes):-</text:p>
      <text:p text:style-name="P306"/>
      <text:p text:style-name="Standard"><text:span text:style-name="T307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>29)kill(Kill the process):-</text:p>
      <text:p text:style-name="P322"/>
      <text:p text:style-name="Standard"><text:span text:style-name="T323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4"/>
      <text:p text:style-name="P325"/>
      <text:p text:style-name="P326">30)env(Print environment variables):-</text:p>
      <text:p text:style-name="P327"/>
      <text:soft-page-break/>
      <text:p text:style-name="Standard"><text:span text:style-name="T328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nal markam</dc:creator>
    <meta:creation-date>2023-12-06T17:39:00Z</meta:creation-date>
    <dc:date>2023-12-22T14:09:00Z</dc:date>
    <meta:template xlink:href="Normal" xlink:type="simple"/>
    <meta:editing-cycles>17</meta:editing-cycles>
    <meta:editing-duration>PT3960S</meta:editing-duration>
    <meta:document-statistic meta:page-count="9" meta:paragraph-count="4" meta:word-count="315" meta:character-count="2113" meta:row-count="15" meta:non-whitespace-character-count="1802"/>
  </office:meta>
</office:document-meta>
</file>